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5d4" officeooo:paragraph-rsid="0005e5d4"/>
    </style:style>
    <style:style style:name="P2" style:family="paragraph" style:parent-style-name="Standard">
      <style:text-properties fo:font-size="10pt" officeooo:rsid="0005e5d4" officeooo:paragraph-rsid="0005e5d4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officeooo:rsid="000751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obustness Principle</text:span><text:line-break/><text:line-break/>Never, never do a SELECT * FROM sometable;</text:p>
      <text:p text:style-name="P2"/>
      <text:p text:style-name="P1"><text:span text:style-name="T1">“</text:span><text:span text:style-name="T2">Be</text:span><text:span text:style-name="T1"> liberal in what </text:span><text:span text:style-name="T2">you</text:span><text:span text:style-name="T1"> accept, and </text:span><text:span text:style-name="T2">conservative in what you send</text:span><text:span text:style-name="T1">”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01:14:57.677250223</meta:creation-date>
    <dc:date>2020-04-03T01:20:25.458325303</dc:date>
    <meta:editing-duration>PT4M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" meta:word-count="22" meta:character-count="130" meta:non-whitespace-character-count="109"/>
  </office:meta>
</office:document-meta>
</file>